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Roman12" svg:font-family="LMRoman12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939e4" officeooo:paragraph-rsid="000939e4" fo:background-color="transparent" style:font-size-asian="12pt" style:font-size-complex="12pt"/>
    </style:style>
    <style:style style:name="P2" style:family="paragraph" style:parent-style-name="Standard">
      <style:text-properties style:font-name="Arial" fo:font-size="12pt" officeooo:rsid="000939e4" officeooo:paragraph-rsid="00125fdd" fo:background-color="transparent" style:font-size-asian="12pt" style:font-size-complex="12pt"/>
    </style:style>
    <style:style style:name="P3" style:family="paragraph" style:parent-style-name="Standard">
      <style:text-properties style:font-name="Arial" fo:font-size="12pt" officeooo:rsid="000aa902" officeooo:paragraph-rsid="000aa902" fo:background-color="transparent" style:font-size-asian="12pt" style:font-size-complex="12pt"/>
    </style:style>
    <style:style style:name="P4" style:family="paragraph" style:parent-style-name="Standard">
      <style:text-properties style:font-name="Arial" fo:font-size="12pt" officeooo:paragraph-rsid="000aa902" fo:background-color="transparent" style:font-size-asian="12pt" style:font-size-complex="12pt"/>
    </style:style>
    <style:style style:name="P5" style:family="paragraph" style:parent-style-name="Standard">
      <style:text-properties style:font-name="Arial" fo:font-size="12pt" officeooo:rsid="000d3a61" officeooo:paragraph-rsid="000d3a61" fo:background-color="transparent" style:font-size-asian="12pt" style:font-size-complex="12pt"/>
    </style:style>
    <style:style style:name="P6" style:family="paragraph" style:parent-style-name="Standard">
      <style:text-properties style:font-name="Arial" fo:font-size="14pt" officeooo:rsid="000939e4" officeooo:paragraph-rsid="000939e4" fo:background-color="transparent" style:font-size-asian="14pt" style:font-size-complex="14pt"/>
    </style:style>
    <style:style style:name="T1" style:family="text">
      <style:text-properties officeooo:rsid="000aa902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Verdana" fo:font-size="11pt" style:font-size-asian="11pt" style:font-size-complex="11pt"/>
    </style:style>
    <style:style style:name="T5" style:family="text">
      <style:text-properties officeooo:rsid="000d3a61"/>
    </style:style>
    <style:style style:name="T6" style:family="text">
      <style:text-properties style:text-position="super 58%"/>
    </style:style>
    <style:style style:name="T7" style:family="text">
      <style:text-properties officeooo:rsid="000ee25c"/>
    </style:style>
    <style:style style:name="T8" style:family="text">
      <style:text-properties officeooo:rsid="000f622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e25c" style:font-weight-asian="bold" style:font-weight-complex="bold"/>
    </style:style>
    <style:style style:name="T11" style:family="text">
      <style:text-properties officeooo:rsid="00125fdd"/>
    </style:style>
    <style:style style:name="T12" style:family="text">
      <style:text-properties officeooo:rsid="00158b06"/>
    </style:style>
    <style:style style:name="T13" style:family="text">
      <style:text-properties officeooo:rsid="00164383"/>
    </style:style>
    <text:list-style style:name="L1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Tableur 2, s</text:span><text:span text:style-name="T9">éance I</text:span> : é<text:span text:style-name="T5">volution</text:span> de la <text:span text:style-name="T7">température de la </text:span>paraf<text:span text:style-name="T5">f</text:span>ine</text:p>
      <text:p text:style-name="P1"/>
      <text:p text:style-name="P1">1.<text:tab/>Créer la feuille de calcul comprenant les résultats obtenus lors de l’expérience. Une <text:span text:style-name="T8">colonne</text:span> contiendra le nombre de <text:span text:style-name="T12">secondes</text:span> écoulées <text:span text:style-name="T13">(t)</text:span>, et l’autre la température, en degrés Celsius <text:span text:style-name="T13">(T)</text:span>.</text:p>
      <text:p text:style-name="P2">2.<text:tab/>Formater les cellules de <text:span text:style-name="T11">la colonne t pour qu’elles soient données avec deux décimales.</text:span></text:p>
      <text:p text:style-name="P2"><text:span text:style-name="T11">3.<text:tab/>Formater les cellules de la colonne T pour qu’elles soient données avec une décimale.</text:span></text:p>
      <text:p text:style-name="P1"><text:span text:style-name="T11">4</text:span>.<text:tab/>Tracer le graphique qui représente la température T en fonction du temps t (c’est-à-dire que l’on souhaite que T soit en ordonnée et t en abscisse). <text:span text:style-name="T13">Utilisez un graphique de dispersion XY.</text:span></text:p>
      <text:p text:style-name="P1"><text:span text:style-name="T11">5</text:span>.<text:tab/>Tracer la droite approchant au mieux tous les points.</text:p>
      <text:p text:style-name="P1"><text:span text:style-name="T11">6</text:span>.<text:tab/>Par lecture graphique, déterminer quelle est la valeur de la température T <text:span text:style-name="T5">de la paraffine </text:span>à une minute et demi.</text:p>
      <text:p text:style-name="P5"><text:span text:style-name="T11">7</text:span>.<text:tab/>Par lecture graphique, déterminer à quel temps t la paraffine a une température de <text:span text:style-name="T13">67</text:span> <text:span text:style-name="T6">o</text:span>C.</text:p>
      <text:p text:style-name="P1"><text:span text:style-name="T11">8</text:span>.<text:tab/>S’assurer que le graphique présente un titre, des <text:span text:style-name="T1">titres sur les axes et les unités.</text:span></text:p>
      <text:p text:style-name="P3"><text:span text:style-name="T11">9</text:span>.<text:tab/>Dans une cellule, ajouter votre prénom, nom et classe.</text:p>
      <text:p text:style-name="P4"><text:span text:style-name="T11">10.<text:tab/></text:span>Mettre en forme la feuille de calcul pour que la feuille soit au format <text:span text:style-name="T2">portrait</text:span>, avec une marge de 3 cm en haut, en bas ainsi que sur les côtés. Il faut que tout votre document tienne sur une page uniquement. </text:p>
      <text:p text:style-name="P3"><text:span text:style-name="T5">11</text:span>.<text:tab/>Une fois la mise en forme terminée, exporter la feuille au format <text:span text:style-name="T4">PDF</text:span> (le fichier doit être nommé d’après votre nom : <text:span text:style-name="T4">Nom-Prénom-date.pdf</text:span>) et le rendre sur la plateforme Moodle à l’endroit indiqué par votre enseignant (si nécessaire, se reporter à la fiche méthode <text:span text:style-name="T3">Remettre un devoir sur Moodle</text:span>, section 5 page 8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Roman12" svg:font-family="LMRoman12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6:37:08.828133779</meta:creation-date>
    <dc:date>2019-09-19T10:45:52.243587674</dc:date>
    <meta:editing-duration>PT17H57M37S</meta:editing-duration>
    <meta:editing-cycles>10</meta:editing-cycles>
    <meta:generator>LibreOffice/6.2.2.2$MacOSX_X86_64 LibreOffice_project/2b840030fec2aae0fd2658d8d4f9548af4e3518d</meta:generator>
    <meta:print-date>2019-09-19T07:43:33.871576091</meta:print-date>
    <meta:document-statistic meta:table-count="0" meta:image-count="0" meta:object-count="0" meta:page-count="1" meta:paragraph-count="12" meta:word-count="275" meta:character-count="1566" meta:non-whitespace-character-count="1302"/>
  </office:meta>
</office:document-meta>
</file>